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paragraph-rsid="0013a2af"/>
    </style:style>
    <style:style style:name="P5" style:family="paragraph" style:parent-style-name="Standard">
      <style:text-properties officeooo:paragraph-rsid="0014b053"/>
    </style:style>
    <style:style style:name="P6" style:family="paragraph" style:parent-style-name="Standard">
      <style:text-properties officeooo:paragraph-rsid="00163d20"/>
    </style:style>
    <style:style style:name="P7" style:family="paragraph" style:parent-style-name="Standard">
      <style:text-properties officeooo:rsid="001c54ee" officeooo:paragraph-rsid="001c54ee"/>
    </style:style>
    <style:style style:name="P8" style:family="paragraph" style:parent-style-name="Standard">
      <style:text-properties officeooo:rsid="001c8108" officeooo:paragraph-rsid="001c8108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3" style:family="paragraph" style:parent-style-name="Standard">
      <style:text-properties officeooo:rsid="001e6b11" officeooo:paragraph-rsid="001e6b11"/>
    </style:style>
    <style:style style:name="P14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5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4f308" officeooo:paragraph-rsid="00331345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paragraph-rsid="00331345"/>
    </style:style>
    <style:style style:name="P34" style:family="paragraph" style:parent-style-name="Standard">
      <style:text-properties officeooo:paragraph-rsid="003326ee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4f308" officeooo:paragraph-rsid="0034f308" style:font-weight-asian="bold" style:font-weight-complex="bold"/>
    </style:style>
    <style:style style:name="P36" style:family="paragraph" style:parent-style-name="Standard">
      <style:text-properties officeooo:paragraph-rsid="0036bd5b"/>
    </style:style>
    <style:style style:name="P37" style:family="paragraph" style:parent-style-name="Standard">
      <style:text-properties officeooo:paragraph-rsid="00389dcd"/>
    </style:style>
    <style:style style:name="P38" style:family="paragraph" style:parent-style-name="Standard">
      <style:text-properties officeooo:paragraph-rsid="003c5e5d"/>
    </style:style>
    <style:style style:name="P39" style:family="paragraph" style:parent-style-name="Standard">
      <style:text-properties officeooo:paragraph-rsid="003de73d"/>
    </style:style>
    <style:style style:name="P40" style:family="paragraph" style:parent-style-name="Standard">
      <style:text-properties officeooo:paragraph-rsid="003e540d"/>
    </style:style>
    <style:style style:name="P41" style:family="paragraph" style:parent-style-name="Standard">
      <style:text-properties style:text-underline-style="none" fo:font-weight="bold" officeooo:rsid="00418728" officeooo:paragraph-rsid="0041872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fo:font-weight="bold" officeooo:rsid="0036bd5b" style:font-weight-asian="bold" style:font-weight-complex="bold"/>
    </style:style>
    <style:style style:name="T27" style:family="text">
      <style:text-properties style:text-underline-style="none" fo:font-weight="bold" officeooo:rsid="0034f308" style:font-weight-asian="bold" style:font-weight-complex="bold"/>
    </style:style>
    <style:style style:name="T28" style:family="text">
      <style:text-properties style:text-underline-style="none" fo:font-weight="bold" officeooo:rsid="003e540d" style:font-weight-asian="bold" style:font-weight-complex="bold"/>
    </style:style>
    <style:style style:name="T29" style:family="text">
      <style:text-properties style:text-underline-style="none" officeooo:rsid="0014b053"/>
    </style:style>
    <style:style style:name="T30" style:family="text">
      <style:text-properties style:text-underline-style="none" officeooo:rsid="00163d20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163d20" style:font-weight-asian="normal" style:font-weight-complex="normal"/>
    </style:style>
    <style:style style:name="T33" style:family="text">
      <style:text-properties style:text-underline-style="none" fo:font-weight="normal" officeooo:rsid="001f0c01" style:font-weight-asian="normal" style:font-weight-complex="normal"/>
    </style:style>
    <style:style style:name="T34" style:family="text">
      <style:text-properties style:text-underline-style="none" fo:font-weight="normal" officeooo:rsid="0024ed05" style:font-weight-asian="normal" style:font-weight-complex="normal"/>
    </style:style>
    <style:style style:name="T35" style:family="text">
      <style:text-properties style:text-underline-style="none" fo:font-weight="normal" officeooo:rsid="002ad77c" style:font-weight-asian="normal" style:font-weight-complex="normal"/>
    </style:style>
    <style:style style:name="T36" style:family="text">
      <style:text-properties style:text-underline-style="none" fo:font-weight="normal" officeooo:rsid="002bd295" style:font-weight-asian="normal" style:font-weight-complex="normal"/>
    </style:style>
    <style:style style:name="T37" style:family="text">
      <style:text-properties style:text-underline-style="none" fo:font-weight="normal" officeooo:rsid="002d28a7" style:font-weight-asian="normal" style:font-weight-complex="normal"/>
    </style:style>
    <style:style style:name="T38" style:family="text">
      <style:text-properties style:text-underline-style="none" style:font-weight-asian="normal" style:font-weight-complex="normal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a8fca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6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6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6bd5b"/>
    </style:style>
    <style:style style:name="T62" style:family="text">
      <style:text-properties fo:font-variant="normal" fo:text-transform="none" fo:color="#000000" loext:opacity="80%" style:font-name="Consolas" fo:font-size="10.5pt" fo:letter-spacing="normal" fo:font-style="normal" fo:font-weight="normal" style:font-name-asian="Noto Serif CJK SC" style:font-size-asian="24pt" style:font-weight-asian="bold" style:font-name-complex="Noto Sans Devanagari1" style:font-size-complex="24pt" style:font-weight-complex="bold"/>
    </style:style>
    <style:style style:name="T6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9dcd"/>
    </style:style>
    <style:style style:name="T6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e8dd"/>
    </style:style>
    <style:style style:name="T6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c5e5d"/>
    </style:style>
    <style:style style:name="T6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de73d"/>
    </style:style>
    <style:style style:name="T6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e540d"/>
    </style:style>
    <style:style style:name="T68" style:family="text">
      <style:text-properties fo:color="#9cdcfe" loext:opacity="100%"/>
    </style:style>
    <style:style style:name="T69" style:family="text">
      <style:text-properties fo:color="#9cdcfe" loext:opacity="100%" style:font-weight-asian="normal" style:font-weight-complex="normal"/>
    </style:style>
    <style:style style:name="T70" style:family="text">
      <style:text-properties fo:color="#9cdcfe" loext:opacity="100%" fo:background-color="#000000" loext:char-shading-value="0" style:font-weight-asian="normal" style:font-weight-complex="normal"/>
    </style:style>
    <style:style style:name="T71" style:family="text">
      <style:text-properties fo:color="#9cdcfe" loext:opacity="100%" style:text-underline-style="none" style:font-weight-asian="normal" style:font-weight-complex="normal"/>
    </style:style>
    <style:style style:name="T72" style:family="text">
      <style:text-properties fo:color="#ce9178" loext:opacity="100%"/>
    </style:style>
    <style:style style:name="T73" style:family="text">
      <style:text-properties fo:color="#d7ba7d" loext:opacity="100%"/>
    </style:style>
    <style:style style:name="T74" style:family="text">
      <style:text-properties fo:background-color="#000000" loext:char-shading-value="0" style:font-weight-asian="normal" style:font-weight-complex="normal"/>
    </style:style>
    <style:style style:name="T75" style:family="text">
      <style:text-properties fo:color="#569cd6" loext:opacity="100%"/>
    </style:style>
    <style:style style:name="T76" style:family="text">
      <style:text-properties officeooo:rsid="001f0c01"/>
    </style:style>
    <style:style style:name="T77" style:family="text">
      <style:text-properties officeooo:rsid="0022bb93"/>
    </style:style>
    <style:style style:name="T78" style:family="text">
      <style:text-properties officeooo:rsid="002318c3"/>
    </style:style>
    <style:style style:name="T79" style:family="text">
      <style:text-properties officeooo:rsid="0011d0b1"/>
    </style:style>
    <style:style style:name="T80" style:family="text">
      <style:text-properties fo:color="#000080" loext:opacity="100%" style:text-underline-style="solid" style:text-underline-width="auto" style:text-underline-color="font-color"/>
    </style:style>
    <style:style style:name="T81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82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35">BACKEND (server) LIBRARY</text:p>
      <text:p text:style-name="P4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9">npm </text:span><text:span text:style-name="T40">i</text:span><text:span text:style-name="T39"> bcrypt</text:span></text:p>
      <text:p text:style-name="P4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9">npm </text:span><text:span text:style-name="T40">i</text:span><text:span text:style-name="T39"> body-parser</text:span></text:p>
      <text:p text:style-name="P5"><text:span text:style-name="T18">express</text:span><text:span text:style-name="T29"> - </text:span><text:a xlink:type="simple" xlink:href="https://www.npmjs.com/package/express" text:style-name="Internet_20_link" text:visited-style-name="Visited_20_Internet_20_Link">https://www.npmjs.com/package/express</text:a><text:span text:style-name="T29"> - </text:span><text:span text:style-name="T39">npm </text:span><text:span text:style-name="T41">i </text:span><text:span text:style-name="T39">express</text:span></text:p>
      <text:p text:style-name="P5"><text:span text:style-name="T18">mongoose</text:span><text:span text:style-name="T29"> - </text:span><text:a xlink:type="simple" xlink:href="https://www.npmjs.com/package/mongoose" text:style-name="Internet_20_link" text:visited-style-name="Visited_20_Internet_20_Link">https://www.npmjs.com/package/mongoose</text:a><text:span text:style-name="T29"> - </text:span><text:span text:style-name="T39">npm </text:span><text:span text:style-name="T41">i</text:span><text:span text:style-name="T39"> mongoose</text:span></text:p>
      <text:p text:style-name="P5"><text:span text:style-name="T18">jsonwebtoken</text:span><text:span text:style-name="T29"> - </text:span><text:a xlink:type="simple" xlink:href="https://www.npmjs.com/package/jsonwebtoken" text:style-name="Internet_20_link" text:visited-style-name="Visited_20_Internet_20_Link">https://www.npmjs.com/package/jsonwebtoken</text:a><text:span text:style-name="T29"> - </text:span><text:span text:style-name="T39">npm </text:span><text:span text:style-name="T41">i</text:span><text:span text:style-name="T39"> jsonwebtoken</text:span></text:p>
      <text:p text:style-name="P6"><text:span text:style-name="T19">dotenv</text:span><text:span text:style-name="T30"> - </text:span><text:a xlink:type="simple" xlink:href="https://www.npmjs.com/package/dotenv" text:style-name="Internet_20_link" text:visited-style-name="Visited_20_Internet_20_Link">https://www.npmjs.com/package/dotenv</text:a><text:span text:style-name="T30"> - </text:span><text:span text:style-name="T39">npm </text:span><text:span text:style-name="T42">i</text:span><text:span text:style-name="T39"> dotenv</text:span></text:p>
      <text:p text:style-name="P6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53">npm </text:span><text:span text:style-name="T54">i</text:span><text:span text:style-name="T53"> concurrently</text:span></text:p>
      <text:p text:style-name="P24"><text:span text:style-name="T21">nodemon</text:span><text:span text:style-name="T33"> - </text:span><text:a xlink:type="simple" xlink:href="https://www.npmjs.com/package/nodemon" text:style-name="Internet_20_link" text:visited-style-name="Visited_20_Internet_20_Link">https://www.npmjs.com/package/nodemon</text:a><text:span text:style-name="T33"> - </text:span><text:span text:style-name="T55">npm </text:span><text:span text:style-name="T56">i</text:span><text:span text:style-name="T55"> nodemon</text:span></text:p>
      <text:p text:style-name="P25"><text:span text:style-name="T22">validator</text:span><text:span text:style-name="T34"> - </text:span><text:a xlink:type="simple" xlink:href="https://www.npmjs.com/package/validator" text:style-name="Internet_20_link" text:visited-style-name="Visited_20_Internet_20_Link">https://www.npmjs.com/package/validator</text:a><text:span text:style-name="T34"> - </text:span><text:span text:style-name="T55">npm </text:span><text:span text:style-name="T57">i</text:span><text:span text:style-name="T55"> validator</text:span></text:p>
      <text:p text:style-name="P26"><text:span text:style-name="T23">express xss sanitizer</text:span><text:span text:style-name="T35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5"> - </text:span><text:span text:style-name="T55">npm </text:span><text:span text:style-name="T58">i</text:span><text:span text:style-name="T55"> express-xss-sanitizer </text:span><text:span text:style-name="T79">(версия: "express-xss-sanitizer": "^1.1.6")</text:span></text:p>
      <text:p text:style-name="P27"><text:span text:style-name="T24">express mongo sanitize</text:span><text:span text:style-name="T36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6"> - </text:span><text:span text:style-name="T55">npm </text:span><text:span text:style-name="T59">i</text:span><text:span text:style-name="T55"> <text:s/>express-mongo-sanitize</text:span></text:p>
      <text:p text:style-name="P28"><text:span text:style-name="T25">http status</text:span><text:span text:style-name="T37"> - </text:span><text:a xlink:type="simple" xlink:href="https://www.npmjs.com/package/http-status" text:style-name="Internet_20_link" text:visited-style-name="Visited_20_Internet_20_Link"><text:span text:style-name="T80">https://www.npmjs.com/package/http-status</text:span></text:a><text:span text:style-name="T37"> - </text:span><text:span text:style-name="T55">npm </text:span><text:span text:style-name="T60">i</text:span><text:span text:style-name="T55"> http-status</text:span><text:span text:style-name="T44"> </text:span><text:span text:style-name="T79">(версия: "http-status": "^1.7.3")</text:span></text:p>
      <text:p text:style-name="P29"><text:span text:style-name="T25">passport-jwt</text:span><text:span text:style-name="T45"> - </text:span><text:a xlink:type="simple" xlink:href="https://www.npmjs.com/package/passport-jwt" text:style-name="Internet_20_link" text:visited-style-name="Visited_20_Internet_20_Link"><text:span text:style-name="T81">https://www.npmjs.com/package/passport-jwt</text:span></text:a><text:span text:style-name="T45"> - </text:span><text:span text:style-name="T43">npm </text:span><text:span text:style-name="T45">i</text:span><text:span text:style-name="T43"> passport-jwt</text:span></text:p>
      <text:p text:style-name="P30"><text:span text:style-name="T25">passport</text:span><text:span text:style-name="T46"> - </text:span><text:a xlink:type="simple" xlink:href="https://www.npmjs.com/package/passport" text:style-name="Internet_20_link" text:visited-style-name="Visited_20_Internet_20_Link"><text:span text:style-name="T80">https://www.npmjs.com/package/passport</text:span></text:a><text:span text:style-name="T46"> - </text:span><text:span text:style-name="T43">npm </text:span><text:span text:style-name="T46">i</text:span><text:span text:style-name="T43"> passport</text:span></text:p>
      <text:p text:style-name="P31"><text:span text:style-name="T25">accesscontrol</text:span><text:span text:style-name="T47"> - </text:span><text:a xlink:type="simple" xlink:href="https://www.npmjs.com/package/accesscontrol" text:style-name="Internet_20_link" text:visited-style-name="Visited_20_Internet_20_Link"><text:span text:style-name="T80">https://www.npmjs.com/package/accesscontrol</text:span></text:a><text:span text:style-name="T47"> - </text:span><text:span text:style-name="T43">npm </text:span><text:span text:style-name="T47">i</text:span><text:span text:style-name="T43"> accesscontrol</text:span></text:p>
      <text:p text:style-name="P32"><text:span text:style-name="T25">nodemailer</text:span><text:span text:style-name="T48"> - </text:span><text:a xlink:type="simple" xlink:href="https://www.npmjs.com/package/nodemailer" text:style-name="Internet_20_link" text:visited-style-name="Visited_20_Internet_20_Link"><text:span text:style-name="T82">https://www.npmjs.com/package/nodemailer</text:span></text:a><text:span text:style-name="T48"> - </text:span><text:span text:style-name="T43">npm </text:span><text:span text:style-name="T48">i</text:span><text:span text:style-name="T43"> nodemailer</text:span></text:p>
      <text:p text:style-name="P33"><text:span text:style-name="T25">mailgen</text:span><text:span text:style-name="T49"> - </text:span><text:a xlink:type="simple" xlink:href="https://www.npmjs.com/package/mailgen" text:style-name="Internet_20_link" text:visited-style-name="Visited_20_Internet_20_Link"><text:span text:style-name="T81">https://www.npmjs.com/package/mailgen</text:span></text:a><text:span text:style-name="T49"> - </text:span><text:span text:style-name="T43">npm </text:span><text:span text:style-name="T49">i</text:span><text:span text:style-name="T43"> mailgen</text:span></text:p>
      <text:p text:style-name="P34"><text:span text:style-name="T25">express-validator </text:span><text:span text:style-name="T50">- </text:span><text:a xlink:type="simple" xlink:href="https://www.npmjs.com/package/express-validator" text:style-name="Internet_20_link" text:visited-style-name="Visited_20_Internet_20_Link"><text:span text:style-name="T80">https://www.npmjs.com/package/express-validator</text:span></text:a><text:span text:style-name="T50"> - </text:span><text:span text:style-name="T43">npm </text:span><text:span text:style-name="T50">i</text:span><text:span text:style-name="T43"> express-validator</text:span></text:p>
      <text:p text:style-name="P34"><text:span text:style-name="T25">npm mongoose-aggregate-paginate-v2</text:span><text:span text:style-name="T50"> - </text:span><text:a xlink:type="simple" xlink:href="https://www.npmjs.com/package/mongoose-aggregate-paginate-v2" text:style-name="Internet_20_link" text:visited-style-name="Visited_20_Internet_20_Link"><text:span text:style-name="T80">https://www.npmjs.com/package/mongoose-aggregate-paginate-v2</text:span></text:a><text:span text:style-name="T50"> </text:span><text:span text:style-name="T51">- npm </text:span><text:span text:style-name="T52">i</text:span><text:span text:style-name="T51"> mongoose-aggregate-paginate-v2</text:span></text:p>
      <text:p text:style-name="P22"/>
      <text:p text:style-name="P35">FRONTEND LIBRARY</text:p>
      <text:p text:style-name="P37"><text:span text:style-name="T27">yup - </text:span><text:a xlink:type="simple" xlink:href="https://www.npmjs.com/package/yup" text:style-name="Internet_20_link" text:visited-style-name="Visited_20_Internet_20_Link"><text:span text:style-name="T81">https://www.npmjs.com/package/yup</text:span></text:a><text:span text:style-name="T27"> - </text:span><text:span text:style-name="T53">npm </text:span><text:span text:style-name="T63">i</text:span><text:span text:style-name="T53"> yup</text:span></text:p>
      <text:p text:style-name="P37"><text:span text:style-name="T27">axios - </text:span><text:a xlink:type="simple" xlink:href="https://www.npmjs.com/package/axios" text:style-name="Internet_20_link" text:visited-style-name="Visited_20_Internet_20_Link"><text:span text:style-name="T81">https://www.npmjs.com/package/axios</text:span></text:a><text:span text:style-name="T27"> - </text:span><text:span text:style-name="T53">npm </text:span><text:span text:style-name="T63">i</text:span><text:span text:style-name="T53"> axios</text:span></text:p>
      <text:p text:style-name="P37"><text:span text:style-name="T27">react-redux - </text:span><text:a xlink:type="simple" xlink:href="https://www.npmjs.com/package/react-redux" text:style-name="Internet_20_link" text:visited-style-name="Visited_20_Internet_20_Link"><text:span text:style-name="T81">https://www.npmjs.com/package/react-redux</text:span></text:a><text:span text:style-name="T27"> - </text:span><text:span text:style-name="T53">npm </text:span><text:span text:style-name="T63">i</text:span><text:span text:style-name="T53"> react-redux</text:span></text:p>
      <text:p text:style-name="P37"><text:span text:style-name="T27">@reduxjs/toolkit - </text:span><text:a xlink:type="simple" xlink:href="https://www.npmjs.com/package/@reduxjs/toolkit" text:style-name="Internet_20_link" text:visited-style-name="Visited_20_Internet_20_Link"><text:span text:style-name="T81">https://www.npmjs.com/package/@reduxjs/toolkit</text:span></text:a><text:span text:style-name="T27"> - </text:span><text:span text:style-name="T53">npm </text:span><text:span text:style-name="T63">i</text:span><text:span text:style-name="T53"> @reduxjs/toolkit</text:span></text:p>
      <text:p text:style-name="P37"><text:span text:style-name="T27">react-toastify - </text:span><text:a xlink:type="simple" xlink:href="https://www.npmjs.com/package/react-toastify" text:style-name="Internet_20_link" text:visited-style-name="Visited_20_Internet_20_Link"><text:span text:style-name="T81">https://www.npmjs.com/package/react-toastify</text:span></text:a><text:span text:style-name="T27"> - </text:span><text:span text:style-name="T53">npm </text:span><text:span text:style-name="T63">i</text:span><text:span text:style-name="T53"> react-toastify</text:span></text:p>
      <text:p text:style-name="P37"><text:span text:style-name="T27">react-router-dom - </text:span><text:a xlink:type="simple" xlink:href="https://www.npmjs.com/package/react-router-dom" text:style-name="Internet_20_link" text:visited-style-name="Visited_20_Internet_20_Link"><text:span text:style-name="T81">https://www.npmjs.com/package/react-router-dom</text:span></text:a><text:span text:style-name="T27"> - </text:span><text:span text:style-name="T53">npm </text:span><text:span text:style-name="T63">i</text:span><text:span text:style-name="T53"> react-router-dom</text:span></text:p>
      <text:p text:style-name="P37"><text:span text:style-name="T27">moment - </text:span><text:a xlink:type="simple" xlink:href="https://www.npmjs.com/package/moment" text:style-name="Internet_20_link" text:visited-style-name="Visited_20_Internet_20_Link"><text:span text:style-name="T81">https://www.npmjs.com/package/moment</text:span></text:a><text:span text:style-name="T27"> - </text:span><text:span text:style-name="T53">npm </text:span><text:span text:style-name="T64">i</text:span><text:span text:style-name="T53"> moment</text:span></text:p>
      <text:p text:style-name="P37"><text:span text:style-name="T27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7"> - </text:span><text:span text:style-name="T53">npm </text:span><text:span text:style-name="T64">i</text:span><text:span text:style-name="T53"> react-moment</text:span></text:p>
      <text:p text:style-name="P37"><text:span text:style-name="T27">react-router-bootstrap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27"> - </text:span><text:span text:style-name="T53">npm </text:span><text:span text:style-name="T64">i</text:span><text:span text:style-name="T53"> react-router-bootstrap</text:span></text:p>
      <text:p text:style-name="P36"><text:span text:style-name="T26">formik - </text:span><text:a xlink:type="simple" xlink:href="https://www.npmjs.com/package/formik" text:style-name="Internet_20_link" text:visited-style-name="Visited_20_Internet_20_Link"><text:span text:style-name="T81">https://www.npmjs.com/package/formik</text:span></text:a><text:span text:style-name="T26"> - </text:span><text:span text:style-name="T53">npm </text:span><text:span text:style-name="T61">i</text:span><text:span text:style-name="T53"> formik</text:span></text:p>
      <text:p text:style-name="P33"><text:span text:style-name="T26">react-moment - </text:span><text:a xlink:type="simple" xlink:href="https://www.npmjs.com/package/react-moment" text:style-name="Internet_20_link" text:visited-style-name="Visited_20_Internet_20_Link"><text:span text:style-name="T81">https://www.npmjs.com/package/react-moment</text:span></text:a><text:span text:style-name="T26"> </text:span><text:span text:style-name="T43">- npm i react-moment</text:span></text:p>
      <text:p text:style-name="P33"><text:span text:style-name="T26">react-router-bootstrap</text:span><text:span text:style-name="T43"> - </text:span><text:a xlink:type="simple" xlink:href="https://www.npmjs.com/package/react-router-bootstrap" text:style-name="Internet_20_link" text:visited-style-name="Visited_20_Internet_20_Link"><text:span text:style-name="T81">https://www.npmjs.com/package/react-router-bootstrap</text:span></text:a><text:span text:style-name="T81"> </text:span><text:span text:style-name="T62">- npm </text:span><text:span text:style-name="T61">i</text:span><text:span text:style-name="T53"> react-router-bootstrap</text:span></text:p>
      <text:p text:style-name="P38"><text:span text:style-name="T26">react-bootstrap</text:span><text:span text:style-name="T65"> - </text:span><text:a xlink:type="simple" xlink:href="https://www.npmjs.com/package/react-bootstrap" text:style-name="Internet_20_link" text:visited-style-name="Visited_20_Internet_20_Link"><text:span text:style-name="T81">https://www.npmjs.com/package/react-bootstrap</text:span></text:a><text:span text:style-name="T65"> - </text:span><text:span text:style-name="T53">npm <text:s/>react-bootstrap</text:span></text:p>
      <text:p text:style-name="P38"><text:span text:style-name="T26">bootstrap</text:span><text:span text:style-name="T65"> - </text:span><text:a xlink:type="simple" xlink:href="https://www.npmjs.com/package/bootstrap" text:style-name="Internet_20_link" text:visited-style-name="Visited_20_Internet_20_Link"><text:span text:style-name="T81">https://www.npmjs.com/package/bootstrap</text:span></text:a><text:span text:style-name="T65"> - </text:span><text:span text:style-name="T53">npm </text:span><text:span text:style-name="T65">i</text:span><text:span text:style-name="T53"> bootstrap</text:span></text:p>
      <text:p text:style-name="P39"><text:span text:style-name="T26">MUI</text:span><text:span text:style-name="T66"> - </text:span><text:a xlink:type="simple" xlink:href="https://mui.com/material-ui/getting-started/installation/" text:style-name="Internet_20_link" text:visited-style-name="Visited_20_Internet_20_Link"><text:span text:style-name="T81">https://mui.com/material-ui/getting-started/installation/</text:span></text:a><text:span text:style-name="T66"> - npm install @mui/material @emotion/react @emotion/styled</text:span></text:p>
      <text:p text:style-name="P40"><text:span text:style-name="T28">react-cookies - </text:span><text:a xlink:type="simple" xlink:href="https://www.npmjs.com/package/react-cookies" text:style-name="Internet_20_link" text:visited-style-name="Visited_20_Internet_20_Link"><text:span text:style-name="T81">https://www.npmjs.com/package/react-cookies</text:span></text:a><text:span text:style-name="T28"> - </text:span><text:span text:style-name="T53">npm </text:span><text:span text:style-name="T67">i</text:span><text:span text:style-name="T53"> react-cookies</text:span></text:p>
      <text:p text:style-name="P41">npm install @tiptap/starter-kit</text:p>
      <text:p text:style-name="P41">npm install @tiptap/react</text:p>
      <text:p text:style-name="P41"><text:soft-page-break/>npm install @tiptap/pm</text:p>
      <text:p text:style-name="P41">npm install @tiptap/html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4">Създаваме папки server и frontend. В папка server създаваме файл server.js</text:p>
      <text:p text:style-name="P6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7"><text:span text:style-name="T7">Започваме да създаваме </text:span><text:span text:style-name="T1">server.js</text:span><text:span text:style-name="T7">.</text:span></text:p>
      <text:p text:style-name="P15">В файл package.json променяме script така:</text:p>
      <text:p text:style-name="P8"><text:span text:style-name="T7"/></text:p>
      <text:p text:style-name="P11"><text:span text:style-name="T69">"</text:span><text:span text:style-name="T70">scripts"</text:span><text:span text:style-name="T74">: {</text:span></text:p>
      <text:p text:style-name="P12"><text:span text:style-name="T68"><text:tab/>"start"</text:span>: <text:span text:style-name="T72">"node server/server.js"</text:span>,</text:p>
      <text:p text:style-name="P12"><text:span text:style-name="T68"><text:tab/>"server"</text:span>: <text:span text:style-name="T72">"nodemon server/server.js"</text:span>,</text:p>
      <text:p text:style-name="P12"><text:span text:style-name="T68"><text:tab/>"client"</text:span>: <text:span text:style-name="T72">"npm run dev --prefix frontend"</text:span>,</text:p>
      <text:p text:style-name="P12"><text:span text:style-name="T68"><text:tab/>"dev"</text:span>: <text:span text:style-name="T72">"concurrently </text:span><text:span text:style-name="T73">\"</text:span><text:span text:style-name="T72">npm run server</text:span><text:span text:style-name="T73">\"</text:span><text:span text:style-name="T72"> </text:span><text:span text:style-name="T73">\"</text:span><text:span text:style-name="T72">npm run client</text:span><text:span text:style-name="T73">\"</text:span><text:span text:style-name="T72">"</text:span>,</text:p>
      <text:p text:style-name="P12"><text:span text:style-name="T68"><text:tab/>"test"</text:span>: <text:span text:style-name="T72">"echo </text:span><text:span text:style-name="T73">\"</text:span><text:span text:style-name="T72">Error: no test specified</text:span><text:span text:style-name="T73">\"</text:span><text:span text:style-name="T72"> &amp;&amp; exit 1"</text:span></text:p>
      <text:p text:style-name="P12">},</text:p>
      <text:p text:style-name="P8"><text:span text:style-name="T7"/></text:p>
      <text:p text:style-name="P8"><text:span text:style-name="T7">и инсталираме </text:span><text:span text:style-name="T19">concurrently</text:span><text:span text:style-name="T32">. </text:span></text:p>
      <text:p text:style-name="P13"><text:span text:style-name="T32">В </text:span><text:span text:style-name="T16">vite.config.js</text:span><text:span text:style-name="T31"> добавяме</text:span></text:p>
      <text:p text:style-name="P10"><text:span text:style-name="T71">server:</text:span><text:span text:style-name="T38"> {</text:span></text:p>
      <text:p text:style-name="P9"><text:span text:style-name="T68"><text:tab/>proxy:</text:span> {</text:p>
      <text:p text:style-name="P9"><text:span text:style-name="T72"><text:tab/><text:tab/>'/api'</text:span><text:span text:style-name="T68">:</text:span> {</text:p>
      <text:p text:style-name="P9"><text:span text:style-name="T68"><text:tab/><text:tab/><text:tab/>target:</text:span> <text:span text:style-name="T72">'http://127.0.0.1:3001'</text:span>,</text:p>
      <text:p text:style-name="P9"><text:span text:style-name="T68"><text:tab/><text:tab/><text:tab/>changeOrigin:</text:span> <text:span text:style-name="T75">true</text:span>,</text:p>
      <text:p text:style-name="P9"><text:span text:style-name="T68"><text:tab/><text:tab/><text:tab/>secure:</text:span> <text:span text:style-name="T75">false</text:span></text:p>
      <text:p text:style-name="P9"><text:tab/><text:tab/>}</text:p>
      <text:p text:style-name="P9"><text:tab/>}</text:p>
      <text:p text:style-name="P9">}</text:p>
      <text:p text:style-name="P13"><text:span text:style-name="T31"/></text:p>
      <text:p text:style-name="P16">Това е само за девелъпмент цели.</text:p>
      <text:p text:style-name="P16">Инсталиране на <text:span text:style-name="T6">nodemon </text:span><text:span text:style-name="T76">с команда </text:span><text:span text:style-name="T6">npm i nodemon</text:span><text:span text:style-name="T76">.</text:span></text:p>
      <text:p text:style-name="P16"/>
      <text:p text:style-name="P18">CONNECTING TO DB</text:p>
      <text:p text:style-name="P18"><text:span text:style-name="T7">Създаваме файл</text:span> .<text:span text:style-name="T77">env </text:span><text:span text:style-name="T12">къде записваме всички пароли. </text:span><text:span text:style-name="T13">Сега се нуждаем от </text:span><text:span text:style-name="T78">models</text:span><text:span text:style-name="T13"> </text:span></text:p>
      <text:p text:style-name="P18"><text:span text:style-name="T13"/></text:p>
      <text:p text:style-name="P19"><text:span text:style-name="T78">U</text:span>SER MODEL</text:p>
      <text:p text:style-name="P20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0"><text:span text:style-name="T14"/></text:p>
      <text:p text:style-name="P21">CREATING ROUTE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23T20:16:08.546380583</dc:date>
    <meta:editing-duration>P4DT12H13M54S</meta:editing-duration>
    <meta:editing-cycles>40</meta:editing-cycles>
    <meta:generator>LibreOffice/24.2.7.2$Linux_X86_64 LibreOffice_project/420$Build-2</meta:generator>
    <meta:document-statistic meta:table-count="0" meta:image-count="0" meta:object-count="0" meta:page-count="2" meta:paragraph-count="72" meta:word-count="457" meta:character-count="4275" meta:non-whitespace-character-count="3866"/>
  </office:meta>
</office:document-meta>
</file>